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James Taylor - Fire and Rain</text:p>
      <text:p text:style-name="Preformatted_20_Text"/>
      <text:p text:style-name="Preformatted_20_Text">Key of C (Capo on 3rd)</text:p>
      <text:p text:style-name="Preformatted_20_Text"/>
      <text:p text:style-name="Preformatted_20_Text">[Intro]</text:p>
      <text:p text:style-name="Preformatted_20_Text">&lt;A&gt;- &lt;G&gt;- &lt;D&gt;- &lt;A&gt;- <text:s text:c="4"/>...</text:p>
      <text:p text:style-name="Preformatted_20_Text">&lt;A&gt;- &lt;E&gt;- &lt;G&gt;--- <text:s text:c="7"/>...</text:p>
      <text:p text:style-name="Preformatted_20_Text"/>
      <text:p text:style-name="Preformatted_20_Text">[Verse]</text:p>
      <text:p text:style-name="Preformatted_20_Text">&lt;A&gt;- &lt;Em&gt;- &lt;D&gt;- &lt;A&gt;- <text:s text:c="3"/>Just yesterday morning they let me know you were gone</text:p>
      <text:p text:style-name="Preformatted_20_Text">&lt;A&gt;- &lt;E&gt;- &lt;G&gt;--- <text:s text:c="7"/>Susanne the plans they made put an end to you</text:p>
      <text:p text:style-name="P1">&lt;A&gt;- &lt;Em&gt;- &lt;D&gt;- &lt;A&gt;- <text:s text:c="3"/>I walked out this morning and I wrote down this song</text:p>
      <text:p text:style-name="Preformatted_20_Text">&lt;A&gt;- &lt;E&gt;- &lt;G&gt;--- <text:s text:c="7"/>I just can't remember who to send it to</text:p>
      <text:p text:style-name="Preformatted_20_Text"/>
      <text:p text:style-name="Preformatted_20_Text">[Chorus]</text:p>
      <text:p text:style-name="Preformatted_20_Text">&lt;D&gt;- &lt;Bm&gt;- &lt;A&gt;--- <text:s text:c="6"/>I've seen fire and I've seen rain</text:p>
      <text:p text:style-name="Preformatted_20_Text">&lt;D&gt;- &lt;Bm&gt;- &lt;A&gt;--- <text:s text:c="6"/>I've seen sunny days that I thought would never end</text:p>
      <text:p text:style-name="Preformatted_20_Text">&lt;D&gt;- &lt;Bm&gt;- &lt;A&gt;--- <text:s text:c="6"/>I've seen lonely times when I could not find a friend</text:p>
      <text:p text:style-name="P1">&lt;G&gt;- &lt;Em&gt;- &lt;A&gt;--- <text:s text:c="6"/>But I always thought that I'd see you again</text:p>
      <text:p text:style-name="Preformatted_20_Text">&lt;A&gt;--- <text:s text:c="17"/>....</text:p>
      <text:p text:style-name="Preformatted_20_Text"/>
      <text:p text:style-name="Preformatted_20_Text">[Verse]</text:p>
      <text:p text:style-name="Preformatted_20_Text">&lt;A&gt;- &lt;Em&gt;- &lt;D&gt;- &lt;A&gt;- <text:s text:c="3"/>Won't you look down upon me, Jesus, You've got to help me make a stand</text:p>
      <text:p text:style-name="Preformatted_20_Text">&lt;A&gt;- &lt;E&gt;- &lt;G&gt;--- <text:s text:c="7"/>You've just got to see me through another day</text:p>
      <text:p text:style-name="Preformatted_20_Text">&lt;A&gt;- &lt;Em&gt;- &lt;D&gt;- &lt;A&gt;- <text:s text:c="3"/>My body's aching and my time is at hand</text:p>
      <text:p text:style-name="Preformatted_20_Text">&lt;A&gt;- &lt;E&gt;- &lt;G&gt;--- <text:s text:c="7"/>And I won't make it any other way</text:p>
      <text:p text:style-name="Preformatted_20_Text"/>
      <text:p text:style-name="Preformatted_20_Text">[Chorus]</text:p>
      <text:p text:style-name="Preformatted_20_Text">&lt;D&gt;- &lt;Bm&gt;- &lt;A&gt;--- <text:s text:c="6"/>I've seen fire and I've seen rain</text:p>
      <text:p text:style-name="Preformatted_20_Text">&lt;D&gt;- &lt;Bm&gt;- &lt;A&gt;--- <text:s text:c="6"/>I've seen sunny days that I thought would never end</text:p>
      <text:p text:style-name="Preformatted_20_Text">&lt;D&gt;- &lt;Bm&gt;- &lt;A&gt;--- <text:s text:c="6"/>I've seen lonely times when I could not find a friend</text:p>
      <text:p text:style-name="Preformatted_20_Text">&lt;G&gt;- &lt;Em&gt;- &lt;A&gt;--- <text:s text:c="6"/>But I always thought that I'd see you again</text:p>
      <text:p text:style-name="Preformatted_20_Text">&lt;A&gt;--- <text:s text:c="17"/>....</text:p>
      <text:p text:style-name="Preformatted_20_Text"/>
      <text:p text:style-name="Preformatted_20_Text">[Verse]</text:p>
      <text:p text:style-name="Preformatted_20_Text">&lt;A&gt;- &lt;Em&gt;- &lt;D&gt;- &lt;A&gt;- <text:s text:c="3"/>Been walking my mind to an easy time, my back turned towards the sun</text:p>
      <text:p text:style-name="Preformatted_20_Text">&lt;A&gt;- &lt;E&gt;- &lt;G&gt;--- <text:s text:c="7"/>Lord knows when the cold wind blows it'll turn your head around</text:p>
      <text:p text:style-name="P1">&lt;A&gt;- &lt;Em&gt;- &lt;D&gt;- &lt;A&gt;- <text:s text:c="3"/>Well, there's hours of time on the telephone line to talk about things to come</text:p>
      <text:p text:style-name="Preformatted_20_Text">&lt;A&gt;- &lt;E&gt;- &lt;G&gt;--- <text:s text:c="7"/>Sweet dreams and flying machines in pieces on the ground</text:p>
      <text:p text:style-name="Preformatted_20_Text"/>
      <text:p text:style-name="Preformatted_20_Text">[Chorus]</text:p>
      <text:p text:style-name="Preformatted_20_Text">&lt;D&gt;- &lt;Bm&gt;- &lt;A&gt;--- <text:s text:c="6"/>Oh, I've seen fire and I've seen rain</text:p>
      <text:p text:style-name="Preformatted_20_Text">&lt;D&gt;- &lt;Bm&gt;- &lt;A&gt;--- <text:s text:c="6"/>I've seen sunny days that I thought would never end</text:p>
      <text:p text:style-name="Preformatted_20_Text">&lt;D&gt;- &lt;Bm&gt;- &lt;A&gt;--- <text:s text:c="6"/>I've seen lonely times when I could not find a friend</text:p>
      <text:p text:style-name="Preformatted_20_Text">&lt;G&gt;- &lt;Em&gt;- &lt;A&gt;--- <text:s text:c="6"/>But I always thought that I'd see, baby, one more time again, now</text:p>
      <text:p text:style-name="Preformatted_20_Text">&lt;A&gt;--- <text:s text:c="17"/>....</text:p>
      <text:p text:style-name="Preformatted_20_Text"/>
      <text:p text:style-name="Preformatted_20_Text">[Outro]</text:p>
      <text:p text:style-name="Preformatted_20_Text">&lt;G&gt;- &lt;Em&gt;- &lt;A&gt;--- <text:s text:c="6"/>Thought I'd see you one more time again</text:p>
      <text:p text:style-name="Preformatted_20_Text">&lt;G&gt;- &lt;Em&gt;- &lt;A&gt;--- <text:s text:c="6"/>There's just a few things coming my way this time around, now</text:p>
      <text:p text:style-name="Preformatted_20_Text">&lt;G&gt;- &lt;Em&gt;- &lt;A&gt;--- <text:s text:c="6"/>Thought I'd see you, thought I'd see you fire and rain, now . . 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0T22:02:58.453187009</dc:date>
    <meta:editing-duration>PT15M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2" meta:word-count="405" meta:character-count="2267" meta:non-whitespace-character-count="1692"/>
  </office:meta>
</office:document-meta>
</file>